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2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Symbol" style:font-style-complex="italic"/>
    </style:style>
    <style:style style:name="T9" style:family="text">
      <style:text-properties fo:language="en" fo:country="US" fo:font-style="italic" style:font-style-asian="italic" style:font-name-complex="Tahoma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ru" fo:country="RU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name-complex="Symbol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text-position="super 58%"/>
    </style:style>
    <style:style style:name="T28" style:family="text">
      <style:text-properties style:text-position="0% 100%"/>
    </style:style>
    <style:style style:name="T29" style:family="text">
      <style:text-properties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11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7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31"/>
      <text:p text:style-name="P20">Поверка проводилась на базе УП «АТОМТЕХ», в нормальных климатических условиях при температуре <text:span text:style-name="T16">Т</text:span> = <text:span text:style-name="T20"><text:s/></text:span><text:span text:style-name="T18">$temp </text:span><text:s/>°<text:span text:style-name="T16">С</text:span>, атмосферном давлении <text:span text:style-name="T16">Р</text:span> = <text:span text:style-name="T20"><text:s text:c="5"/></text:span><text:s/>мм.рт.ст, относительной влажности воздуха <text:span text:style-name="T16">р</text:span> = <text:span text:style-name="T20"><text:s/></text:span><text:span text:style-name="T18">$vlag </text:span><text:s/>%, внешнем фоне γ-излучения <text:span text:style-name="T7">H</text:span>*(10) = <text:span text:style-name="T20"><text:s/></text:span><text:span text:style-name="T18">$bground </text:span><text:s/>нЗв/ч, <text:s/>согласно методике, изложенной в <text:span text:style-name="T25">МП. МН-</text:span><text:span text:style-name="T26">854</text:span><text:span text:style-name="T25">-200</text:span><text:span text:style-name="T26">0</text:span></text:p>
      <text:p text:style-name="P18"><text:span text:style-name="T11">1. С</text:span>редства <text:span text:style-name="T11">поверки</text:span></text:p>
      <text:p text:style-name="P14">а)<text:tab/>Эталонные средства измерений:</text:p>
      <text:p text:style-name="P21">- <text:span text:style-name="T5">$facility_140</text:span>;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22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4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23">- контроль работоспособности<text:tab/></text:p>
      <text:p text:style-name="P14"><text:span text:style-name="T11">б</text:span>)<text:tab/>Проверка допускаемой основной относительной погрешности измерения мощности дозы измерителя с БДК<text:span text:style-name="T11">Н</text:span>–02</text:p>
      <text:p text:style-name="P1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9">Плотность потока <text:line-break/>в поверяемой точке <text:span text:style-name="T17"></text:span><text:span text:style-name="T15">0</text:span><text:span text:style-name="T13">i</text:span> ,<text:line-break/>с<text:span text:style-name="T27">-1</text:span>см<text:span text:style-name="T27">-2</text:span></text:p>
          </table:table-cell>
          <table:table-cell table:style-name="t1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7,</text:span>0</text:p>
            <text:p text:style-name="P8">20-100</text:p>
          </table:table-cell>
          <table:table-cell table:style-name="t1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3">0i</text:span><text:span text:style-name="T5">=235</text:span></text:p>
            <text:p text:style-name="P27">210<text:span text:style-name="T27">2</text:span> - 10<text:span text:style-name="T27">3</text:span></text:p>
          </table:table-cell>
          <table:table-cell table:style-name="t1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3">0i</text:span><text:span text:style-name="T5">=1019</text:span></text:p>
            <text:p text:style-name="P27">210<text:span text:style-name="T27">3</text:span> - 10<text:span text:style-name="T27">4</text:span></text:p>
          </table:table-cell>
        </table:table-row>
        <table:table-row>
          <table:table-cell table:style-name="t1.A3" office:value-type="string">
            <text:p text:style-name="P10">Показания прибора в поверяемой точке <text:s/><text:span text:style-name="T17"></text:span><text:span text:style-name="T15">0</text:span><text:span text:style-name="T13">i</text:span>, с<text:span text:style-name="T27">-1</text:span>см<text:span text:style-name="T27">-2 </text:span><text:span text:style-name="T28">,</text:span>ст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61</text:p>
            <text:p text:style-name="P12">$1-71</text:p>
            <text:p text:style-name="P12">$1-81</text:p>
          </table:table-cell>
          <table:table-cell table:style-name="t1.B3" office:value-type="string">
            <text:p text:style-name="P12">$1-62</text:p>
            <text:p text:style-name="P12">$1-72</text:p>
            <text:p text:style-name="P12">$1-82</text:p>
          </table:table-cell>
          <table:table-cell table:style-name="t1.B3" office:value-type="string">
            <text:p text:style-name="P12">$1-63</text:p>
            <text:p text:style-name="P12">$1-73</text:p>
            <text:p text:style-name="P12">$1-83</text:p>
          </table:table-cell>
          <table:table-cell table:style-name="t1.F3" office:value-type="string">
            <text:p text:style-name="P12">$1-64</text:p>
            <text:p text:style-name="P12">$1-74</text:p>
            <text:p text:style-name="P12">$1-84</text:p>
          </table:table-cell>
        </table:table-row>
        <table:table-row>
          <table:table-cell table:style-name="t1.A3" office:value-type="string">
            <text:p text:style-name="P10">Среднее значение показаний, <text:span text:style-name="T17"></text:span><text:span text:style-name="T13">i</text:span>, с<text:span text:style-name="T27">-1</text:span>см<text:span text:style-name="T27">-2</text:span></text:p>
          </table:table-cell>
          <table:table-cell table:style-name="t1.B3" office:value-type="string">
            <text:p text:style-name="P12">$<text:span text:style-name="T11">1</text:span>-00</text:p>
          </table:table-cell>
          <table:table-cell table:style-name="t1.B3" office:value-type="string">
            <text:p text:style-name="P12">$<text:span text:style-name="T11">1</text:span>-01</text:p>
          </table:table-cell>
          <table:table-cell table:style-name="t1.B3" office:value-type="string">
            <text:p text:style-name="P12">$<text:span text:style-name="T11">1</text:span>-02</text:p>
          </table:table-cell>
          <table:table-cell table:style-name="t1.B3" office:value-type="string">
            <text:p text:style-name="P12">$<text:span text:style-name="T11">1</text:span>-03</text:p>
          </table:table-cell>
          <table:table-cell table:style-name="t1.F3" office:value-type="string">
            <text:p text:style-name="P12">$<text:span text:style-name="T11">1</text:span>-04</text:p>
          </table:table-cell>
        </table:table-row>
        <table:table-row>
          <table:table-cell table:style-name="t1.A3" office:value-type="string">
            <text:p text:style-name="P10">Результат измерения плотности потока в поверяемой точке</text:p>
            <text:p text:style-name="P7"><text:span text:style-name="T17"></text:span><text:span text:style-name="T14">np</text:span><text:span text:style-name="T13">i</text:span>, <text:span text:style-name="T12">с</text:span><text:span text:style-name="T27">-1</text:span><text:span text:style-name="T12"></text:span><text:span text:style-name="T28">см</text:span><text:span text:style-name="T27">-2</text:span>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21</text:p>
          </table:table-cell>
          <table:table-cell table:style-name="t1.B3" office:value-type="string">
            <text:p text:style-name="P12">$1-n22</text:p>
          </table:table-cell>
          <table:table-cell table:style-name="t1.B3" office:value-type="string">
            <text:p text:style-name="P12">$1-n23</text:p>
          </table:table-cell>
          <table:table-cell table:style-name="t1.F3" office:value-type="string">
            <text:p text:style-name="P12">$1-n24</text:p>
          </table:table-cell>
        </table:table-row>
        <table:table-row>
          <table:table-cell table:style-name="t1.A3" office:value-type="string">
            <text:p text:style-name="P10">Основная относительная погрешность измерения, <text:span text:style-name="T29">Δ</text:span><text:span text:style-name="T9">i</text:span>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31</text:p>
          </table:table-cell>
          <table:table-cell table:style-name="t1.B3" office:value-type="string">
            <text:p text:style-name="P12">$1-n32</text:p>
          </table:table-cell>
          <table:table-cell table:style-name="t1.B3" office:value-type="string">
            <text:p text:style-name="P12">$1-n33</text:p>
          </table:table-cell>
          <table:table-cell table:style-name="t1.F3" office:value-type="string">
            <text:p text:style-name="P12">$1-n34</text:p>
          </table:table-cell>
        </table:table-row>
        <table:table-row>
          <table:table-cell table:style-name="t1.A3" office:value-type="string">
            <text:p text:style-name="P10">Доверительная граница основной относительной погрешности <text:span text:style-name="T29">Δ</text:span><text:span text:style-name="T9">i</text:span>, %</text:p>
          </table:table-cell>
          <table:table-cell table:style-name="t1.B3" office:value-type="string">
            <text:p text:style-name="P9"/>
            <text:p text:style-name="P8"/>
          </table:table-cell>
          <table:table-cell table:style-name="t1.B3" office:value-type="string">
            <text:p text:style-name="P12">$1-n41</text:p>
          </table:table-cell>
          <table:table-cell table:style-name="t1.B3" office:value-type="string">
            <text:p text:style-name="P12">$1-n42</text:p>
          </table:table-cell>
          <table:table-cell table:style-name="t1.B3" office:value-type="string">
            <text:p text:style-name="P12">$1-n43</text:p>
          </table:table-cell>
          <table:table-cell table:style-name="t1.F3" office:value-type="string">
            <text:p text:style-name="P12">$1-n44</text:p>
          </table:table-cell>
        </table:table-row>
        <table:table-row table:style-name="t1.8">
          <table:table-cell table:style-name="t1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1.B8" office:value-type="string">
            <text:p text:style-name="P9"/>
          </table:table-cell>
          <table:table-cell table:style-name="t1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9">Плотность потока <text:line-break/>в поверяемой точке <text:span text:style-name="T17"></text:span><text:span text:style-name="T15">0</text:span><text:span text:style-name="T13">i</text:span> ,<text:line-break/>с<text:span text:style-name="T27">-1</text:span>см<text:span text:style-name="T27">-2</text:span></text:p>
          </table:table-cell>
          <table:table-cell table:style-name="t2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2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2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7,</text:span>0</text:p>
            <text:p text:style-name="P8">20-100</text:p>
          </table:table-cell>
          <table:table-cell table:style-name="t2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3">0i</text:span><text:span text:style-name="T5">=235</text:span></text:p>
            <text:p text:style-name="P27">210<text:span text:style-name="T27">2</text:span> - 10<text:span text:style-name="T27">3</text:span></text:p>
          </table:table-cell>
          <table:table-cell table:style-name="t2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3">0i</text:span><text:span text:style-name="T5">=1019</text:span></text:p>
            <text:p text:style-name="P27">210<text:span text:style-name="T27">3</text:span> - 10<text:span text:style-name="T27">4</text:span></text:p>
          </table:table-cell>
        </table:table-row>
        <table:table-row>
          <table:table-cell table:style-name="t2.A3" office:value-type="string">
            <text:p text:style-name="P10">Показания прибора в поверяемой точке <text:s/><text:span text:style-name="T17"></text:span><text:span text:style-name="T15">0</text:span><text:span text:style-name="T13">i</text:span>, с<text:span text:style-name="T27">-1</text:span>см<text:span text:style-name="T27">-2 </text:span><text:span text:style-name="T28">,</text:span>ст, 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61</text:p>
            <text:p text:style-name="P12">$2-71</text:p>
            <text:p text:style-name="P12">$2-81</text:p>
          </table:table-cell>
          <table:table-cell table:style-name="t2.B3" office:value-type="string">
            <text:p text:style-name="P12">$2-62</text:p>
            <text:p text:style-name="P12">$2-72</text:p>
            <text:p text:style-name="P12">$2-82</text:p>
          </table:table-cell>
          <table:table-cell table:style-name="t2.B3" office:value-type="string">
            <text:p text:style-name="P12">$2-63</text:p>
            <text:p text:style-name="P12">$2-73</text:p>
            <text:p text:style-name="P12">$2-83</text:p>
          </table:table-cell>
          <table:table-cell table:style-name="t2.F3" office:value-type="string">
            <text:p text:style-name="P12">$2-64</text:p>
            <text:p text:style-name="P12">$2-74</text:p>
            <text:p text:style-name="P12">$2-84</text:p>
          </table:table-cell>
        </table:table-row>
        <table:table-row>
          <table:table-cell table:style-name="t2.A3" office:value-type="string">
            <text:p text:style-name="P10">Среднее значение показаний, <text:span text:style-name="T17"></text:span><text:span text:style-name="T13">i</text:span>, с<text:span text:style-name="T27">-1</text:span>см<text:span text:style-name="T27">-2</text:span></text:p>
          </table:table-cell>
          <table:table-cell table:style-name="t2.B3" office:value-type="string">
            <text:p text:style-name="P12">$2-00</text:p>
          </table:table-cell>
          <table:table-cell table:style-name="t2.B3" office:value-type="string">
            <text:p text:style-name="P12">$2-01</text:p>
          </table:table-cell>
          <table:table-cell table:style-name="t2.B3" office:value-type="string">
            <text:p text:style-name="P12">$2-02</text:p>
          </table:table-cell>
          <table:table-cell table:style-name="t2.B3" office:value-type="string">
            <text:p text:style-name="P12">$2-03</text:p>
          </table:table-cell>
          <table:table-cell table:style-name="t2.F3" office:value-type="string">
            <text:p text:style-name="P12">$2-04</text:p>
          </table:table-cell>
        </table:table-row>
        <table:table-row>
          <table:table-cell table:style-name="t2.A3" office:value-type="string">
            <text:p text:style-name="P10">Результат измерения плотности потока в поверяемой точке</text:p>
            <text:p text:style-name="P7"><text:span text:style-name="T17"></text:span><text:span text:style-name="T14">np</text:span><text:span text:style-name="T13">i</text:span>, <text:span text:style-name="T12">с</text:span><text:span text:style-name="T27">-1</text:span><text:span text:style-name="T12"></text:span><text:span text:style-name="T28">см</text:span><text:span text:style-name="T27">-2</text:span>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21</text:p>
          </table:table-cell>
          <table:table-cell table:style-name="t2.B3" office:value-type="string">
            <text:p text:style-name="P12">$2-n22</text:p>
          </table:table-cell>
          <table:table-cell table:style-name="t2.B3" office:value-type="string">
            <text:p text:style-name="P12">$2-n23</text:p>
          </table:table-cell>
          <table:table-cell table:style-name="t2.F3" office:value-type="string">
            <text:p text:style-name="P12">$2-n24</text:p>
          </table:table-cell>
        </table:table-row>
        <table:table-row>
          <table:table-cell table:style-name="t2.A3" office:value-type="string">
            <text:p text:style-name="P10">Основная относительная погрешность измерения, <text:span text:style-name="T29">Δ</text:span><text:span text:style-name="T9">i</text:span>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31</text:p>
          </table:table-cell>
          <table:table-cell table:style-name="t2.B3" office:value-type="string">
            <text:p text:style-name="P12">$2-n32</text:p>
          </table:table-cell>
          <table:table-cell table:style-name="t2.B3" office:value-type="string">
            <text:p text:style-name="P12">$2-n33</text:p>
          </table:table-cell>
          <table:table-cell table:style-name="t2.F3" office:value-type="string">
            <text:p text:style-name="P12">$2-n34</text:p>
          </table:table-cell>
        </table:table-row>
        <table:table-row>
          <table:table-cell table:style-name="t2.A3" office:value-type="string">
            <text:p text:style-name="P10">Доверительная граница основной относительной погрешности <text:span text:style-name="T29">Δ</text:span><text:span text:style-name="T9">i</text:span>, %</text:p>
          </table:table-cell>
          <table:table-cell table:style-name="t2.B3" office:value-type="string">
            <text:p text:style-name="P9"/>
            <text:p text:style-name="P8"/>
          </table:table-cell>
          <table:table-cell table:style-name="t2.B3" office:value-type="string">
            <text:p text:style-name="P12">$2-n41</text:p>
          </table:table-cell>
          <table:table-cell table:style-name="t2.B3" office:value-type="string">
            <text:p text:style-name="P12">$2-n42</text:p>
          </table:table-cell>
          <table:table-cell table:style-name="t2.B3" office:value-type="string">
            <text:p text:style-name="P12">$2-n43</text:p>
          </table:table-cell>
          <table:table-cell table:style-name="t2.F3" office:value-type="string">
            <text:p text:style-name="P12">$2-n44</text:p>
          </table:table-cell>
        </table:table-row>
        <table:table-row table:style-name="t2.8">
          <table:table-cell table:style-name="t2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2.B8" office:value-type="string">
            <text:p text:style-name="P9"/>
          </table:table-cell>
          <table:table-cell table:style-name="t2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9">Плотность потока <text:line-break/>в поверяемой точке <text:span text:style-name="T17"></text:span><text:span text:style-name="T15">0</text:span><text:span text:style-name="T13">i</text:span> ,<text:line-break/>с<text:span text:style-name="T27">-1</text:span>см<text:span text:style-name="T27">-2</text:span></text:p>
          </table:table-cell>
          <table:table-cell table:style-name="t3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3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3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7,</text:span>0</text:p>
            <text:p text:style-name="P8">20-100</text:p>
          </table:table-cell>
          <table:table-cell table:style-name="t3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3">0i</text:span><text:span text:style-name="T5">=235</text:span></text:p>
            <text:p text:style-name="P27">210<text:span text:style-name="T27">2</text:span> - 10<text:span text:style-name="T27">3</text:span></text:p>
          </table:table-cell>
          <table:table-cell table:style-name="t3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3">0i</text:span><text:span text:style-name="T5">=1019</text:span></text:p>
            <text:p text:style-name="P27">210<text:span text:style-name="T27">3</text:span> - 10<text:span text:style-name="T27">4</text:span></text:p>
          </table:table-cell>
        </table:table-row>
        <table:table-row>
          <table:table-cell table:style-name="t3.A3" office:value-type="string">
            <text:p text:style-name="P10">Показания прибора в поверяемой точке <text:s/><text:span text:style-name="T17"></text:span><text:span text:style-name="T15">0</text:span><text:span text:style-name="T13">i</text:span>, с<text:span text:style-name="T27">-1</text:span>см<text:span text:style-name="T27">-2 </text:span><text:span text:style-name="T28">,</text:span>ст, 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61</text:p>
            <text:p text:style-name="P12">$3-71</text:p>
            <text:p text:style-name="P12">$3-81</text:p>
          </table:table-cell>
          <table:table-cell table:style-name="t3.B3" office:value-type="string">
            <text:p text:style-name="P12">$3-62</text:p>
            <text:p text:style-name="P12">$3-72</text:p>
            <text:p text:style-name="P12">$3-82</text:p>
          </table:table-cell>
          <table:table-cell table:style-name="t3.B3" office:value-type="string">
            <text:p text:style-name="P12">$3-63</text:p>
            <text:p text:style-name="P12">$3-73</text:p>
            <text:p text:style-name="P12">$3-83</text:p>
          </table:table-cell>
          <table:table-cell table:style-name="t3.F3" office:value-type="string">
            <text:p text:style-name="P12">$3-64</text:p>
            <text:p text:style-name="P12">$3-74</text:p>
            <text:p text:style-name="P12">$3-84</text:p>
          </table:table-cell>
        </table:table-row>
        <table:table-row>
          <table:table-cell table:style-name="t3.A3" office:value-type="string">
            <text:p text:style-name="P10">Среднее значение показаний, <text:span text:style-name="T17"></text:span><text:span text:style-name="T13">i</text:span>, с<text:span text:style-name="T27">-1</text:span>см<text:span text:style-name="T27">-2</text:span></text:p>
          </table:table-cell>
          <table:table-cell table:style-name="t3.B3" office:value-type="string">
            <text:p text:style-name="P12">$3-00</text:p>
          </table:table-cell>
          <table:table-cell table:style-name="t3.B3" office:value-type="string">
            <text:p text:style-name="P12">$3-01</text:p>
          </table:table-cell>
          <table:table-cell table:style-name="t3.B3" office:value-type="string">
            <text:p text:style-name="P12">$3-02</text:p>
          </table:table-cell>
          <table:table-cell table:style-name="t3.B3" office:value-type="string">
            <text:p text:style-name="P12">$3-03</text:p>
          </table:table-cell>
          <table:table-cell table:style-name="t3.F3" office:value-type="string">
            <text:p text:style-name="P12">$3-04</text:p>
          </table:table-cell>
        </table:table-row>
        <table:table-row>
          <table:table-cell table:style-name="t3.A3" office:value-type="string">
            <text:p text:style-name="P10">Результат измерения плотности потока в поверяемой точке</text:p>
            <text:p text:style-name="P7"><text:span text:style-name="T17"></text:span><text:span text:style-name="T14">np</text:span><text:span text:style-name="T13">i</text:span>, <text:span text:style-name="T12">с</text:span><text:span text:style-name="T27">-1</text:span><text:span text:style-name="T12"></text:span><text:span text:style-name="T28">см</text:span><text:span text:style-name="T27">-2</text:span>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21</text:p>
          </table:table-cell>
          <table:table-cell table:style-name="t3.B3" office:value-type="string">
            <text:p text:style-name="P12">$3-n22</text:p>
          </table:table-cell>
          <table:table-cell table:style-name="t3.B3" office:value-type="string">
            <text:p text:style-name="P12">$3-n23</text:p>
          </table:table-cell>
          <table:table-cell table:style-name="t3.F3" office:value-type="string">
            <text:p text:style-name="P12">$3-n24</text:p>
          </table:table-cell>
        </table:table-row>
        <table:table-row>
          <table:table-cell table:style-name="t3.A3" office:value-type="string">
            <text:p text:style-name="P10">Основная относительная погрешность измерения, <text:span text:style-name="T29">Δ</text:span><text:span text:style-name="T9">i</text:span>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31</text:p>
          </table:table-cell>
          <table:table-cell table:style-name="t3.B3" office:value-type="string">
            <text:p text:style-name="P12">$3-n32</text:p>
          </table:table-cell>
          <table:table-cell table:style-name="t3.B3" office:value-type="string">
            <text:p text:style-name="P12">$3-n33</text:p>
          </table:table-cell>
          <table:table-cell table:style-name="t3.F3" office:value-type="string">
            <text:p text:style-name="P12">$3-n34</text:p>
          </table:table-cell>
        </table:table-row>
        <table:table-row>
          <table:table-cell table:style-name="t3.A3" office:value-type="string">
            <text:p text:style-name="P10">Доверительная граница основной относительной погрешности <text:span text:style-name="T29">Δ</text:span><text:span text:style-name="T9">i</text:span>, %</text:p>
          </table:table-cell>
          <table:table-cell table:style-name="t3.B3" office:value-type="string">
            <text:p text:style-name="P9"/>
            <text:p text:style-name="P8"/>
          </table:table-cell>
          <table:table-cell table:style-name="t3.B3" office:value-type="string">
            <text:p text:style-name="P12">$3-n41</text:p>
          </table:table-cell>
          <table:table-cell table:style-name="t3.B3" office:value-type="string">
            <text:p text:style-name="P12">$3-n42</text:p>
          </table:table-cell>
          <table:table-cell table:style-name="t3.B3" office:value-type="string">
            <text:p text:style-name="P12">$3-n43</text:p>
          </table:table-cell>
          <table:table-cell table:style-name="t3.F3" office:value-type="string">
            <text:p text:style-name="P12">$3-n44</text:p>
          </table:table-cell>
        </table:table-row>
        <table:table-row table:style-name="t3.8">
          <table:table-cell table:style-name="t3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3.B8" office:value-type="string">
            <text:p text:style-name="P9"/>
          </table:table-cell>
          <table:table-cell table:style-name="t3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9">Плотность потока <text:line-break/>в поверяемой точке <text:span text:style-name="T17"></text:span><text:span text:style-name="T15">0</text:span><text:span text:style-name="T13">i</text:span> ,<text:line-break/>с<text:span text:style-name="T27">-1</text:span>см<text:span text:style-name="T27">-2</text:span></text:p>
          </table:table-cell>
          <table:table-cell table:style-name="t4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4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4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7,</text:span>0</text:p>
            <text:p text:style-name="P8">20-100</text:p>
          </table:table-cell>
          <table:table-cell table:style-name="t4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3">0i</text:span><text:span text:style-name="T5">=235</text:span></text:p>
            <text:p text:style-name="P27">210<text:span text:style-name="T27">2</text:span> - 10<text:span text:style-name="T27">3</text:span></text:p>
          </table:table-cell>
          <table:table-cell table:style-name="t4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3">0i</text:span><text:span text:style-name="T5">=1019</text:span></text:p>
            <text:p text:style-name="P27">210<text:span text:style-name="T27">3</text:span> - 10<text:span text:style-name="T27">4</text:span></text:p>
          </table:table-cell>
        </table:table-row>
        <table:table-row>
          <table:table-cell table:style-name="t4.A3" office:value-type="string">
            <text:p text:style-name="P10">Показания прибора в поверяемой точке <text:s/><text:span text:style-name="T17"></text:span><text:span text:style-name="T15">0</text:span><text:span text:style-name="T13">i</text:span>, с<text:span text:style-name="T27">-1</text:span>см<text:span text:style-name="T27">-2 </text:span><text:span text:style-name="T28">,</text:span>ст, 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61</text:p>
            <text:p text:style-name="P12">$4-71</text:p>
            <text:p text:style-name="P12">$4-81</text:p>
          </table:table-cell>
          <table:table-cell table:style-name="t4.B3" office:value-type="string">
            <text:p text:style-name="P12">$4-62</text:p>
            <text:p text:style-name="P12">$4-72</text:p>
            <text:p text:style-name="P12">$4-82</text:p>
          </table:table-cell>
          <table:table-cell table:style-name="t4.B3" office:value-type="string">
            <text:p text:style-name="P12">$4-63</text:p>
            <text:p text:style-name="P12">$4-73</text:p>
            <text:p text:style-name="P12">$4-83</text:p>
          </table:table-cell>
          <table:table-cell table:style-name="t4.F3" office:value-type="string">
            <text:p text:style-name="P12">$4-64</text:p>
            <text:p text:style-name="P12">$4-74</text:p>
            <text:p text:style-name="P12">$4-84</text:p>
          </table:table-cell>
        </table:table-row>
        <table:table-row>
          <table:table-cell table:style-name="t4.A3" office:value-type="string">
            <text:p text:style-name="P10">Среднее значение показаний, <text:span text:style-name="T17"></text:span><text:span text:style-name="T13">i</text:span>, с<text:span text:style-name="T27">-1</text:span>см<text:span text:style-name="T27">-2</text:span></text:p>
          </table:table-cell>
          <table:table-cell table:style-name="t4.B3" office:value-type="string">
            <text:p text:style-name="P12">$4-00</text:p>
          </table:table-cell>
          <table:table-cell table:style-name="t4.B3" office:value-type="string">
            <text:p text:style-name="P12">$4-01</text:p>
          </table:table-cell>
          <table:table-cell table:style-name="t4.B3" office:value-type="string">
            <text:p text:style-name="P12">$4-02</text:p>
          </table:table-cell>
          <table:table-cell table:style-name="t4.B3" office:value-type="string">
            <text:p text:style-name="P12">$4-03</text:p>
          </table:table-cell>
          <table:table-cell table:style-name="t4.F3" office:value-type="string">
            <text:p text:style-name="P12">$4-04</text:p>
          </table:table-cell>
        </table:table-row>
        <table:table-row>
          <table:table-cell table:style-name="t4.A3" office:value-type="string">
            <text:p text:style-name="P10">Результат измерения плотности потока в поверяемой точке</text:p>
            <text:p text:style-name="P7"><text:span text:style-name="T17"></text:span><text:span text:style-name="T14">np</text:span><text:span text:style-name="T13">i</text:span>, <text:span text:style-name="T12">с</text:span><text:span text:style-name="T27">-1</text:span><text:span text:style-name="T12"></text:span><text:span text:style-name="T28">см</text:span><text:span text:style-name="T27">-2</text:span>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21</text:p>
          </table:table-cell>
          <table:table-cell table:style-name="t4.B3" office:value-type="string">
            <text:p text:style-name="P12">$4-n22</text:p>
          </table:table-cell>
          <table:table-cell table:style-name="t4.B3" office:value-type="string">
            <text:p text:style-name="P12">$4-n23</text:p>
          </table:table-cell>
          <table:table-cell table:style-name="t4.F3" office:value-type="string">
            <text:p text:style-name="P12">$4-n24</text:p>
          </table:table-cell>
        </table:table-row>
        <table:table-row>
          <table:table-cell table:style-name="t4.A3" office:value-type="string">
            <text:p text:style-name="P10">Основная относительная погрешность измерения, <text:span text:style-name="T29">Δ</text:span><text:span text:style-name="T9">i</text:span>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31</text:p>
          </table:table-cell>
          <table:table-cell table:style-name="t4.B3" office:value-type="string">
            <text:p text:style-name="P12">$4-n32</text:p>
          </table:table-cell>
          <table:table-cell table:style-name="t4.B3" office:value-type="string">
            <text:p text:style-name="P12">$4-n33</text:p>
          </table:table-cell>
          <table:table-cell table:style-name="t4.F3" office:value-type="string">
            <text:p text:style-name="P12">$4-n34</text:p>
          </table:table-cell>
        </table:table-row>
        <table:table-row>
          <table:table-cell table:style-name="t4.A3" office:value-type="string">
            <text:p text:style-name="P10">Доверительная граница основной относительной погрешности <text:span text:style-name="T29">Δ</text:span><text:span text:style-name="T9">i</text:span>, %</text:p>
          </table:table-cell>
          <table:table-cell table:style-name="t4.B3" office:value-type="string">
            <text:p text:style-name="P9"/>
            <text:p text:style-name="P8"/>
          </table:table-cell>
          <table:table-cell table:style-name="t4.B3" office:value-type="string">
            <text:p text:style-name="P12">$4-n41</text:p>
          </table:table-cell>
          <table:table-cell table:style-name="t4.B3" office:value-type="string">
            <text:p text:style-name="P12">$4-n42</text:p>
          </table:table-cell>
          <table:table-cell table:style-name="t4.B3" office:value-type="string">
            <text:p text:style-name="P12">$4-n43</text:p>
          </table:table-cell>
          <table:table-cell table:style-name="t4.F3" office:value-type="string">
            <text:p text:style-name="P12">$4-n44</text:p>
          </table:table-cell>
        </table:table-row>
        <table:table-row table:style-name="t4.8">
          <table:table-cell table:style-name="t4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4.B8" office:value-type="string">
            <text:p text:style-name="P9"/>
          </table:table-cell>
          <table:table-cell table:style-name="t4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9">Плотность потока <text:line-break/>в поверяемой точке <text:span text:style-name="T17"></text:span><text:span text:style-name="T15">0</text:span><text:span text:style-name="T13">i</text:span> ,<text:line-break/>с<text:span text:style-name="T27">-1</text:span>см<text:span text:style-name="T27">-2</text:span></text:p>
          </table:table-cell>
          <table:table-cell table:style-name="t5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5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5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7,</text:span>0</text:p>
            <text:p text:style-name="P8">20-100</text:p>
          </table:table-cell>
          <table:table-cell table:style-name="t5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3">0i</text:span><text:span text:style-name="T5">=235</text:span></text:p>
            <text:p text:style-name="P27">210<text:span text:style-name="T27">2</text:span> - 10<text:span text:style-name="T27">3</text:span></text:p>
          </table:table-cell>
          <table:table-cell table:style-name="t5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3">0i</text:span><text:span text:style-name="T5">=1019</text:span></text:p>
            <text:p text:style-name="P27">210<text:span text:style-name="T27">3</text:span> - 10<text:span text:style-name="T27">4</text:span></text:p>
          </table:table-cell>
        </table:table-row>
        <table:table-row>
          <table:table-cell table:style-name="t5.A3" office:value-type="string">
            <text:p text:style-name="P10">Показания прибора в поверяемой точке <text:s/><text:span text:style-name="T17"></text:span><text:span text:style-name="T15">0</text:span><text:span text:style-name="T13">i</text:span>, с<text:span text:style-name="T27">-1</text:span>см<text:span text:style-name="T27">-2 </text:span><text:span text:style-name="T28">,</text:span>ст, 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61</text:p>
            <text:p text:style-name="P12">$5-71</text:p>
            <text:p text:style-name="P12">$5-81</text:p>
          </table:table-cell>
          <table:table-cell table:style-name="t5.B3" office:value-type="string">
            <text:p text:style-name="P12">$5-62</text:p>
            <text:p text:style-name="P12">$5-72</text:p>
            <text:p text:style-name="P12">$5-82</text:p>
          </table:table-cell>
          <table:table-cell table:style-name="t5.B3" office:value-type="string">
            <text:p text:style-name="P12">$5-63</text:p>
            <text:p text:style-name="P12">$5-73</text:p>
            <text:p text:style-name="P12">$5-83</text:p>
          </table:table-cell>
          <table:table-cell table:style-name="t5.F3" office:value-type="string">
            <text:p text:style-name="P12">$5-64</text:p>
            <text:p text:style-name="P12">$5-74</text:p>
            <text:p text:style-name="P12">$5-84</text:p>
          </table:table-cell>
        </table:table-row>
        <table:table-row>
          <table:table-cell table:style-name="t5.A3" office:value-type="string">
            <text:p text:style-name="P10">Среднее значение показаний, <text:span text:style-name="T17"></text:span><text:span text:style-name="T13">i</text:span>, с<text:span text:style-name="T27">-1</text:span>см<text:span text:style-name="T27">-2</text:span></text:p>
          </table:table-cell>
          <table:table-cell table:style-name="t5.B3" office:value-type="string">
            <text:p text:style-name="P12">$5-00</text:p>
          </table:table-cell>
          <table:table-cell table:style-name="t5.B3" office:value-type="string">
            <text:p text:style-name="P12">$5-01</text:p>
          </table:table-cell>
          <table:table-cell table:style-name="t5.B3" office:value-type="string">
            <text:p text:style-name="P12">$5-02</text:p>
          </table:table-cell>
          <table:table-cell table:style-name="t5.B3" office:value-type="string">
            <text:p text:style-name="P12">$5-03</text:p>
          </table:table-cell>
          <table:table-cell table:style-name="t5.F3" office:value-type="string">
            <text:p text:style-name="P12">$5-04</text:p>
          </table:table-cell>
        </table:table-row>
        <table:table-row>
          <table:table-cell table:style-name="t5.A3" office:value-type="string">
            <text:p text:style-name="P10">Результат измерения плотности потока в поверяемой точке</text:p>
            <text:p text:style-name="P7"><text:span text:style-name="T17"></text:span><text:span text:style-name="T14">np</text:span><text:span text:style-name="T13">i</text:span>, <text:span text:style-name="T12">с</text:span><text:span text:style-name="T27">-1</text:span><text:span text:style-name="T12"></text:span><text:span text:style-name="T28">см</text:span><text:span text:style-name="T27">-2</text:span>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21</text:p>
          </table:table-cell>
          <table:table-cell table:style-name="t5.B3" office:value-type="string">
            <text:p text:style-name="P12">$5-n22</text:p>
          </table:table-cell>
          <table:table-cell table:style-name="t5.B3" office:value-type="string">
            <text:p text:style-name="P12">$5-n23</text:p>
          </table:table-cell>
          <table:table-cell table:style-name="t5.F3" office:value-type="string">
            <text:p text:style-name="P12">$5-n24</text:p>
          </table:table-cell>
        </table:table-row>
        <table:table-row>
          <table:table-cell table:style-name="t5.A3" office:value-type="string">
            <text:p text:style-name="P10">Основная относительная погрешность измерения, <text:span text:style-name="T29">Δ</text:span><text:span text:style-name="T9">i</text:span>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31</text:p>
          </table:table-cell>
          <table:table-cell table:style-name="t5.B3" office:value-type="string">
            <text:p text:style-name="P12">$5-n32</text:p>
          </table:table-cell>
          <table:table-cell table:style-name="t5.B3" office:value-type="string">
            <text:p text:style-name="P12">$5-n33</text:p>
          </table:table-cell>
          <table:table-cell table:style-name="t5.F3" office:value-type="string">
            <text:p text:style-name="P12">$5-n34</text:p>
          </table:table-cell>
        </table:table-row>
        <table:table-row>
          <table:table-cell table:style-name="t5.A3" office:value-type="string">
            <text:p text:style-name="P10">Доверительная граница основной относительной погрешности <text:span text:style-name="T29">Δ</text:span><text:span text:style-name="T9">i</text:span>, %</text:p>
          </table:table-cell>
          <table:table-cell table:style-name="t5.B3" office:value-type="string">
            <text:p text:style-name="P9"/>
            <text:p text:style-name="P8"/>
          </table:table-cell>
          <table:table-cell table:style-name="t5.B3" office:value-type="string">
            <text:p text:style-name="P12">$5-n41</text:p>
          </table:table-cell>
          <table:table-cell table:style-name="t5.B3" office:value-type="string">
            <text:p text:style-name="P12">$5-n42</text:p>
          </table:table-cell>
          <table:table-cell table:style-name="t5.B3" office:value-type="string">
            <text:p text:style-name="P12">$5-n43</text:p>
          </table:table-cell>
          <table:table-cell table:style-name="t5.F3" office:value-type="string">
            <text:p text:style-name="P12">$5-n44</text:p>
          </table:table-cell>
        </table:table-row>
        <table:table-row table:style-name="t5.8">
          <table:table-cell table:style-name="t5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5.B8" office:value-type="string">
            <text:p text:style-name="P9"/>
          </table:table-cell>
          <table:table-cell table:style-name="t5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9">Плотность потока <text:line-break/>в поверяемой точке <text:span text:style-name="T17"></text:span><text:span text:style-name="T15">0</text:span><text:span text:style-name="T13">i</text:span> ,<text:line-break/>с<text:span text:style-name="T27">-1</text:span>см<text:span text:style-name="T27">-2</text:span></text:p>
          </table:table-cell>
          <table:table-cell table:style-name="t6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6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6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7,</text:span>0</text:p>
            <text:p text:style-name="P8">20-100</text:p>
          </table:table-cell>
          <table:table-cell table:style-name="t6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3">0i</text:span><text:span text:style-name="T5">=235</text:span></text:p>
            <text:p text:style-name="P27">210<text:span text:style-name="T27">2</text:span> - 10<text:span text:style-name="T27">3</text:span></text:p>
          </table:table-cell>
          <table:table-cell table:style-name="t6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3">0i</text:span><text:span text:style-name="T5">=1019</text:span></text:p>
            <text:p text:style-name="P27">210<text:span text:style-name="T27">3</text:span> - 10<text:span text:style-name="T27">4</text:span></text:p>
          </table:table-cell>
        </table:table-row>
        <table:table-row>
          <table:table-cell table:style-name="t6.A3" office:value-type="string">
            <text:p text:style-name="P10">Показания прибора в поверяемой точке <text:s/><text:span text:style-name="T17"></text:span><text:span text:style-name="T15">0</text:span><text:span text:style-name="T13">i</text:span>, с<text:span text:style-name="T27">-1</text:span>см<text:span text:style-name="T27">-2 </text:span><text:span text:style-name="T28">,</text:span>ст, 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61</text:p>
            <text:p text:style-name="P12">$6-71</text:p>
            <text:p text:style-name="P12">$6-81</text:p>
          </table:table-cell>
          <table:table-cell table:style-name="t6.B3" office:value-type="string">
            <text:p text:style-name="P12">$6-62</text:p>
            <text:p text:style-name="P12">$6-72</text:p>
            <text:p text:style-name="P12">$6-82</text:p>
          </table:table-cell>
          <table:table-cell table:style-name="t6.B3" office:value-type="string">
            <text:p text:style-name="P12">$6-63</text:p>
            <text:p text:style-name="P12">$6-73</text:p>
            <text:p text:style-name="P12">$6-83</text:p>
          </table:table-cell>
          <table:table-cell table:style-name="t6.F3" office:value-type="string">
            <text:p text:style-name="P12">$6-64</text:p>
            <text:p text:style-name="P12">$6-74</text:p>
            <text:p text:style-name="P12">$6-84</text:p>
          </table:table-cell>
        </table:table-row>
        <table:table-row>
          <table:table-cell table:style-name="t6.A3" office:value-type="string">
            <text:p text:style-name="P10">Среднее значение показаний, <text:span text:style-name="T17"></text:span><text:span text:style-name="T13">i</text:span>, с<text:span text:style-name="T27">-1</text:span>см<text:span text:style-name="T27">-2</text:span></text:p>
          </table:table-cell>
          <table:table-cell table:style-name="t6.B3" office:value-type="string">
            <text:p text:style-name="P12">$6-00</text:p>
          </table:table-cell>
          <table:table-cell table:style-name="t6.B3" office:value-type="string">
            <text:p text:style-name="P12">$6-01</text:p>
          </table:table-cell>
          <table:table-cell table:style-name="t6.B3" office:value-type="string">
            <text:p text:style-name="P12">$6-02</text:p>
          </table:table-cell>
          <table:table-cell table:style-name="t6.B3" office:value-type="string">
            <text:p text:style-name="P12">$6-03</text:p>
          </table:table-cell>
          <table:table-cell table:style-name="t6.F3" office:value-type="string">
            <text:p text:style-name="P12">$6-04</text:p>
          </table:table-cell>
        </table:table-row>
        <table:table-row>
          <table:table-cell table:style-name="t6.A3" office:value-type="string">
            <text:p text:style-name="P10">Результат измерения плотности потока в поверяемой точке</text:p>
            <text:p text:style-name="P7"><text:span text:style-name="T17"></text:span><text:span text:style-name="T14">np</text:span><text:span text:style-name="T13">i</text:span>, <text:span text:style-name="T12">с</text:span><text:span text:style-name="T27">-1</text:span><text:span text:style-name="T12"></text:span><text:span text:style-name="T28">см</text:span><text:span text:style-name="T27">-2</text:span>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21</text:p>
          </table:table-cell>
          <table:table-cell table:style-name="t6.B3" office:value-type="string">
            <text:p text:style-name="P12">$6-n22</text:p>
          </table:table-cell>
          <table:table-cell table:style-name="t6.B3" office:value-type="string">
            <text:p text:style-name="P12">$6-n23</text:p>
          </table:table-cell>
          <table:table-cell table:style-name="t6.F3" office:value-type="string">
            <text:p text:style-name="P12">$6-n24</text:p>
          </table:table-cell>
        </table:table-row>
        <table:table-row>
          <table:table-cell table:style-name="t6.A3" office:value-type="string">
            <text:p text:style-name="P10">Основная относительная погрешность измерения, <text:span text:style-name="T29">Δ</text:span><text:span text:style-name="T9">i</text:span>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31</text:p>
          </table:table-cell>
          <table:table-cell table:style-name="t6.B3" office:value-type="string">
            <text:p text:style-name="P12">$6-n32</text:p>
          </table:table-cell>
          <table:table-cell table:style-name="t6.B3" office:value-type="string">
            <text:p text:style-name="P12">$6-n33</text:p>
          </table:table-cell>
          <table:table-cell table:style-name="t6.F3" office:value-type="string">
            <text:p text:style-name="P12">$6-n34</text:p>
          </table:table-cell>
        </table:table-row>
        <table:table-row>
          <table:table-cell table:style-name="t6.A3" office:value-type="string">
            <text:p text:style-name="P10">Доверительная граница основной относительной погрешности <text:span text:style-name="T29">Δ</text:span><text:span text:style-name="T9">i</text:span>, %</text:p>
          </table:table-cell>
          <table:table-cell table:style-name="t6.B3" office:value-type="string">
            <text:p text:style-name="P9"/>
            <text:p text:style-name="P8"/>
          </table:table-cell>
          <table:table-cell table:style-name="t6.B3" office:value-type="string">
            <text:p text:style-name="P12">$6-n41</text:p>
          </table:table-cell>
          <table:table-cell table:style-name="t6.B3" office:value-type="string">
            <text:p text:style-name="P12">$6-n42</text:p>
          </table:table-cell>
          <table:table-cell table:style-name="t6.B3" office:value-type="string">
            <text:p text:style-name="P12">$6-n43</text:p>
          </table:table-cell>
          <table:table-cell table:style-name="t6.F3" office:value-type="string">
            <text:p text:style-name="P12">$6-n44</text:p>
          </table:table-cell>
        </table:table-row>
        <table:table-row table:style-name="t6.8">
          <table:table-cell table:style-name="t6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6.B8" office:value-type="string">
            <text:p text:style-name="P9"/>
          </table:table-cell>
          <table:table-cell table:style-name="t6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9">Плотность потока <text:line-break/>в поверяемой точке <text:span text:style-name="T17"></text:span><text:span text:style-name="T15">0</text:span><text:span text:style-name="T13">i</text:span> ,<text:line-break/>с<text:span text:style-name="T27">-1</text:span>см<text:span text:style-name="T27">-2</text:span></text:p>
          </table:table-cell>
          <table:table-cell table:style-name="t7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7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7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7,</text:span>0</text:p>
            <text:p text:style-name="P8">20-100</text:p>
          </table:table-cell>
          <table:table-cell table:style-name="t7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3">0i</text:span><text:span text:style-name="T5">=235</text:span></text:p>
            <text:p text:style-name="P27">210<text:span text:style-name="T27">2</text:span> - 10<text:span text:style-name="T27">3</text:span></text:p>
          </table:table-cell>
          <table:table-cell table:style-name="t7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3">0i</text:span><text:span text:style-name="T5">=1019</text:span></text:p>
            <text:p text:style-name="P27">210<text:span text:style-name="T27">3</text:span> - 10<text:span text:style-name="T27">4</text:span></text:p>
          </table:table-cell>
        </table:table-row>
        <table:table-row>
          <table:table-cell table:style-name="t7.A3" office:value-type="string">
            <text:p text:style-name="P10">Показания прибора в поверяемой точке <text:s/><text:span text:style-name="T17"></text:span><text:span text:style-name="T15">0</text:span><text:span text:style-name="T13">i</text:span>, с<text:span text:style-name="T27">-1</text:span>см<text:span text:style-name="T27">-2 </text:span><text:span text:style-name="T28">,</text:span>ст, 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61</text:p>
            <text:p text:style-name="P12">$7-71</text:p>
            <text:p text:style-name="P12">$7-81</text:p>
          </table:table-cell>
          <table:table-cell table:style-name="t7.B3" office:value-type="string">
            <text:p text:style-name="P12">$7-62</text:p>
            <text:p text:style-name="P12">$7-72</text:p>
            <text:p text:style-name="P12">$7-82</text:p>
          </table:table-cell>
          <table:table-cell table:style-name="t7.B3" office:value-type="string">
            <text:p text:style-name="P12">$7-63</text:p>
            <text:p text:style-name="P12">$7-73</text:p>
            <text:p text:style-name="P12">$7-83</text:p>
          </table:table-cell>
          <table:table-cell table:style-name="t7.F3" office:value-type="string">
            <text:p text:style-name="P12">$7-64</text:p>
            <text:p text:style-name="P12">$7-74</text:p>
            <text:p text:style-name="P12">$7-84</text:p>
          </table:table-cell>
        </table:table-row>
        <table:table-row>
          <table:table-cell table:style-name="t7.A3" office:value-type="string">
            <text:p text:style-name="P10">Среднее значение показаний, <text:span text:style-name="T17"></text:span><text:span text:style-name="T13">i</text:span>, с<text:span text:style-name="T27">-1</text:span>см<text:span text:style-name="T27">-2</text:span></text:p>
          </table:table-cell>
          <table:table-cell table:style-name="t7.B3" office:value-type="string">
            <text:p text:style-name="P12">$7-00</text:p>
          </table:table-cell>
          <table:table-cell table:style-name="t7.B3" office:value-type="string">
            <text:p text:style-name="P12">$7-01</text:p>
          </table:table-cell>
          <table:table-cell table:style-name="t7.B3" office:value-type="string">
            <text:p text:style-name="P12">$7-02</text:p>
          </table:table-cell>
          <table:table-cell table:style-name="t7.B3" office:value-type="string">
            <text:p text:style-name="P12">$7-03</text:p>
          </table:table-cell>
          <table:table-cell table:style-name="t7.F3" office:value-type="string">
            <text:p text:style-name="P12">$7-04</text:p>
          </table:table-cell>
        </table:table-row>
        <table:table-row>
          <table:table-cell table:style-name="t7.A3" office:value-type="string">
            <text:p text:style-name="P10">Результат измерения плотности потока в поверяемой точке</text:p>
            <text:p text:style-name="P7"><text:span text:style-name="T17"></text:span><text:span text:style-name="T14">np</text:span><text:span text:style-name="T13">i</text:span>, <text:span text:style-name="T12">с</text:span><text:span text:style-name="T27">-1</text:span><text:span text:style-name="T12"></text:span><text:span text:style-name="T28">см</text:span><text:span text:style-name="T27">-2</text:span>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21</text:p>
          </table:table-cell>
          <table:table-cell table:style-name="t7.B3" office:value-type="string">
            <text:p text:style-name="P12">$7-n22</text:p>
          </table:table-cell>
          <table:table-cell table:style-name="t7.B3" office:value-type="string">
            <text:p text:style-name="P12">$7-n23</text:p>
          </table:table-cell>
          <table:table-cell table:style-name="t7.F3" office:value-type="string">
            <text:p text:style-name="P12">$7-n24</text:p>
          </table:table-cell>
        </table:table-row>
        <table:table-row>
          <table:table-cell table:style-name="t7.A3" office:value-type="string">
            <text:p text:style-name="P10">Основная относительная погрешность измерения, <text:span text:style-name="T29">Δ</text:span><text:span text:style-name="T9">i</text:span>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31</text:p>
          </table:table-cell>
          <table:table-cell table:style-name="t7.B3" office:value-type="string">
            <text:p text:style-name="P12">$7-n32</text:p>
          </table:table-cell>
          <table:table-cell table:style-name="t7.B3" office:value-type="string">
            <text:p text:style-name="P12">$7-n33</text:p>
          </table:table-cell>
          <table:table-cell table:style-name="t7.F3" office:value-type="string">
            <text:p text:style-name="P12">$7-n34</text:p>
          </table:table-cell>
        </table:table-row>
        <table:table-row>
          <table:table-cell table:style-name="t7.A3" office:value-type="string">
            <text:p text:style-name="P10">Доверительная граница основной относительной погрешности <text:span text:style-name="T29">Δ</text:span><text:span text:style-name="T9">i</text:span>, %</text:p>
          </table:table-cell>
          <table:table-cell table:style-name="t7.B3" office:value-type="string">
            <text:p text:style-name="P9"/>
            <text:p text:style-name="P8"/>
          </table:table-cell>
          <table:table-cell table:style-name="t7.B3" office:value-type="string">
            <text:p text:style-name="P12">$7-n41</text:p>
          </table:table-cell>
          <table:table-cell table:style-name="t7.B3" office:value-type="string">
            <text:p text:style-name="P12">$7-n42</text:p>
          </table:table-cell>
          <table:table-cell table:style-name="t7.B3" office:value-type="string">
            <text:p text:style-name="P12">$7-n43</text:p>
          </table:table-cell>
          <table:table-cell table:style-name="t7.F3" office:value-type="string">
            <text:p text:style-name="P12">$7-n44</text:p>
          </table:table-cell>
        </table:table-row>
        <table:table-row table:style-name="t7.8">
          <table:table-cell table:style-name="t7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7.B8" office:value-type="string">
            <text:p text:style-name="P9"/>
          </table:table-cell>
          <table:table-cell table:style-name="t7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9">Плотность потока <text:line-break/>в поверяемой точке <text:span text:style-name="T17"></text:span><text:span text:style-name="T15">0</text:span><text:span text:style-name="T13">i</text:span> ,<text:line-break/>с<text:span text:style-name="T27">-1</text:span>см<text:span text:style-name="T27">-2</text:span></text:p>
          </table:table-cell>
          <table:table-cell table:style-name="t8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8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8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7,</text:span>0</text:p>
            <text:p text:style-name="P8">20-100</text:p>
          </table:table-cell>
          <table:table-cell table:style-name="t8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3">0i</text:span><text:span text:style-name="T5">=235</text:span></text:p>
            <text:p text:style-name="P27">210<text:span text:style-name="T27">2</text:span> - 10<text:span text:style-name="T27">3</text:span></text:p>
          </table:table-cell>
          <table:table-cell table:style-name="t8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3">0i</text:span><text:span text:style-name="T5">=1019</text:span></text:p>
            <text:p text:style-name="P27">210<text:span text:style-name="T27">3</text:span> - 10<text:span text:style-name="T27">4</text:span></text:p>
          </table:table-cell>
        </table:table-row>
        <table:table-row>
          <table:table-cell table:style-name="t8.A3" office:value-type="string">
            <text:p text:style-name="P10">Показания прибора в поверяемой точке <text:s/><text:span text:style-name="T17"></text:span><text:span text:style-name="T15">0</text:span><text:span text:style-name="T13">i</text:span>, с<text:span text:style-name="T27">-1</text:span>см<text:span text:style-name="T27">-2 </text:span><text:span text:style-name="T28">,</text:span>ст, 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61</text:p>
            <text:p text:style-name="P12">$8-71</text:p>
            <text:p text:style-name="P12">$8-81</text:p>
          </table:table-cell>
          <table:table-cell table:style-name="t8.B3" office:value-type="string">
            <text:p text:style-name="P12">$8-62</text:p>
            <text:p text:style-name="P12">$8-72</text:p>
            <text:p text:style-name="P12">$8-82</text:p>
          </table:table-cell>
          <table:table-cell table:style-name="t8.B3" office:value-type="string">
            <text:p text:style-name="P12">$8-63</text:p>
            <text:p text:style-name="P12">$8-73</text:p>
            <text:p text:style-name="P12">$8-83</text:p>
          </table:table-cell>
          <table:table-cell table:style-name="t8.F3" office:value-type="string">
            <text:p text:style-name="P12">$8-64</text:p>
            <text:p text:style-name="P12">$8-74</text:p>
            <text:p text:style-name="P12">$8-84</text:p>
          </table:table-cell>
        </table:table-row>
        <table:table-row>
          <table:table-cell table:style-name="t8.A3" office:value-type="string">
            <text:p text:style-name="P10">Среднее значение показаний, <text:span text:style-name="T17"></text:span><text:span text:style-name="T13">i</text:span>, с<text:span text:style-name="T27">-1</text:span>см<text:span text:style-name="T27">-2</text:span></text:p>
          </table:table-cell>
          <table:table-cell table:style-name="t8.B3" office:value-type="string">
            <text:p text:style-name="P12">$8-00</text:p>
          </table:table-cell>
          <table:table-cell table:style-name="t8.B3" office:value-type="string">
            <text:p text:style-name="P12">$8-01</text:p>
          </table:table-cell>
          <table:table-cell table:style-name="t8.B3" office:value-type="string">
            <text:p text:style-name="P12">$8-02</text:p>
          </table:table-cell>
          <table:table-cell table:style-name="t8.B3" office:value-type="string">
            <text:p text:style-name="P12">$8-03</text:p>
          </table:table-cell>
          <table:table-cell table:style-name="t8.F3" office:value-type="string">
            <text:p text:style-name="P12">$8-04</text:p>
          </table:table-cell>
        </table:table-row>
        <table:table-row>
          <table:table-cell table:style-name="t8.A3" office:value-type="string">
            <text:p text:style-name="P10">Результат измерения плотности потока в поверяемой точке</text:p>
            <text:p text:style-name="P7"><text:span text:style-name="T17"></text:span><text:span text:style-name="T14">np</text:span><text:span text:style-name="T13">i</text:span>, <text:span text:style-name="T12">с</text:span><text:span text:style-name="T27">-1</text:span><text:span text:style-name="T12"></text:span><text:span text:style-name="T28">см</text:span><text:span text:style-name="T27">-2</text:span>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21</text:p>
          </table:table-cell>
          <table:table-cell table:style-name="t8.B3" office:value-type="string">
            <text:p text:style-name="P12">$8-n22</text:p>
          </table:table-cell>
          <table:table-cell table:style-name="t8.B3" office:value-type="string">
            <text:p text:style-name="P12">$8-n23</text:p>
          </table:table-cell>
          <table:table-cell table:style-name="t8.F3" office:value-type="string">
            <text:p text:style-name="P12">$8-n24</text:p>
          </table:table-cell>
        </table:table-row>
        <table:table-row>
          <table:table-cell table:style-name="t8.A3" office:value-type="string">
            <text:p text:style-name="P10">Основная относительная погрешность измерения, <text:span text:style-name="T29">Δ</text:span><text:span text:style-name="T9">i</text:span>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31</text:p>
          </table:table-cell>
          <table:table-cell table:style-name="t8.B3" office:value-type="string">
            <text:p text:style-name="P12">$8-n32</text:p>
          </table:table-cell>
          <table:table-cell table:style-name="t8.B3" office:value-type="string">
            <text:p text:style-name="P12">$8-n33</text:p>
          </table:table-cell>
          <table:table-cell table:style-name="t8.F3" office:value-type="string">
            <text:p text:style-name="P12">$8-n34</text:p>
          </table:table-cell>
        </table:table-row>
        <table:table-row>
          <table:table-cell table:style-name="t8.A3" office:value-type="string">
            <text:p text:style-name="P10">Доверительная граница основной относительной погрешности <text:span text:style-name="T29">Δ</text:span><text:span text:style-name="T9">i</text:span>, %</text:p>
          </table:table-cell>
          <table:table-cell table:style-name="t8.B3" office:value-type="string">
            <text:p text:style-name="P9"/>
            <text:p text:style-name="P8"/>
          </table:table-cell>
          <table:table-cell table:style-name="t8.B3" office:value-type="string">
            <text:p text:style-name="P12">$8-n41</text:p>
          </table:table-cell>
          <table:table-cell table:style-name="t8.B3" office:value-type="string">
            <text:p text:style-name="P12">$8-n42</text:p>
          </table:table-cell>
          <table:table-cell table:style-name="t8.B3" office:value-type="string">
            <text:p text:style-name="P12">$8-n43</text:p>
          </table:table-cell>
          <table:table-cell table:style-name="t8.F3" office:value-type="string">
            <text:p text:style-name="P12">$8-n44</text:p>
          </table:table-cell>
        </table:table-row>
        <table:table-row table:style-name="t8.8">
          <table:table-cell table:style-name="t8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8.B8" office:value-type="string">
            <text:p text:style-name="P9"/>
          </table:table-cell>
          <table:table-cell table:style-name="t8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9">Плотность потока <text:line-break/>в поверяемой точке <text:span text:style-name="T17"></text:span><text:span text:style-name="T15">0</text:span><text:span text:style-name="T13">i</text:span> ,<text:line-break/>с<text:span text:style-name="T27">-1</text:span>см<text:span text:style-name="T27">-2</text:span></text:p>
          </table:table-cell>
          <table:table-cell table:style-name="t9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9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7,</text:span>0</text:p>
            <text:p text:style-name="P8">20-100</text:p>
          </table:table-cell>
          <table:table-cell table:style-name="t9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3">0i</text:span><text:span text:style-name="T5">=235</text:span></text:p>
            <text:p text:style-name="P27">210<text:span text:style-name="T27">2</text:span> - 10<text:span text:style-name="T27">3</text:span></text:p>
          </table:table-cell>
          <table:table-cell table:style-name="t9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3">0i</text:span><text:span text:style-name="T5">=1019</text:span></text:p>
            <text:p text:style-name="P27">210<text:span text:style-name="T27">3</text:span> - 10<text:span text:style-name="T27">4</text:span></text:p>
          </table:table-cell>
        </table:table-row>
        <table:table-row>
          <table:table-cell table:style-name="t9.A3" office:value-type="string">
            <text:p text:style-name="P10">Показания прибора в поверяемой точке <text:s/><text:span text:style-name="T17"></text:span><text:span text:style-name="T15">0</text:span><text:span text:style-name="T13">i</text:span>, с<text:span text:style-name="T27">-1</text:span>см<text:span text:style-name="T27">-2 </text:span><text:span text:style-name="T28">,</text:span>ст, 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61</text:p>
            <text:p text:style-name="P12">$9-71</text:p>
            <text:p text:style-name="P12">$9-81</text:p>
          </table:table-cell>
          <table:table-cell table:style-name="t9.B3" office:value-type="string">
            <text:p text:style-name="P12">$9-62</text:p>
            <text:p text:style-name="P12">$9-72</text:p>
            <text:p text:style-name="P12">$9-82</text:p>
          </table:table-cell>
          <table:table-cell table:style-name="t9.B3" office:value-type="string">
            <text:p text:style-name="P12">$9-63</text:p>
            <text:p text:style-name="P12">$9-73</text:p>
            <text:p text:style-name="P12">$9-83</text:p>
          </table:table-cell>
          <table:table-cell table:style-name="t9.F3" office:value-type="string">
            <text:p text:style-name="P12">$9-64</text:p>
            <text:p text:style-name="P12">$9-74</text:p>
            <text:p text:style-name="P12">$9-84</text:p>
          </table:table-cell>
        </table:table-row>
        <table:table-row>
          <table:table-cell table:style-name="t9.A3" office:value-type="string">
            <text:p text:style-name="P10">Среднее значение показаний, <text:span text:style-name="T17"></text:span><text:span text:style-name="T13">i</text:span>, с<text:span text:style-name="T27">-1</text:span>см<text:span text:style-name="T27">-2</text:span></text:p>
          </table:table-cell>
          <table:table-cell table:style-name="t9.B3" office:value-type="string">
            <text:p text:style-name="P12">$9-00</text:p>
          </table:table-cell>
          <table:table-cell table:style-name="t9.B3" office:value-type="string">
            <text:p text:style-name="P12">$9-01</text:p>
          </table:table-cell>
          <table:table-cell table:style-name="t9.B3" office:value-type="string">
            <text:p text:style-name="P12">$9-02</text:p>
          </table:table-cell>
          <table:table-cell table:style-name="t9.B3" office:value-type="string">
            <text:p text:style-name="P12">$9-03</text:p>
          </table:table-cell>
          <table:table-cell table:style-name="t9.F3" office:value-type="string">
            <text:p text:style-name="P12">$9-04</text:p>
          </table:table-cell>
        </table:table-row>
        <table:table-row>
          <table:table-cell table:style-name="t9.A3" office:value-type="string">
            <text:p text:style-name="P10">Результат измерения плотности потока в поверяемой точке</text:p>
            <text:p text:style-name="P7"><text:span text:style-name="T17"></text:span><text:span text:style-name="T14">np</text:span><text:span text:style-name="T13">i</text:span>, <text:span text:style-name="T12">с</text:span><text:span text:style-name="T27">-1</text:span><text:span text:style-name="T12"></text:span><text:span text:style-name="T28">см</text:span><text:span text:style-name="T27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21</text:p>
          </table:table-cell>
          <table:table-cell table:style-name="t9.B3" office:value-type="string">
            <text:p text:style-name="P12">$9-n22</text:p>
          </table:table-cell>
          <table:table-cell table:style-name="t9.B3" office:value-type="string">
            <text:p text:style-name="P12">$9-n23</text:p>
          </table:table-cell>
          <table:table-cell table:style-name="t9.F3" office:value-type="string">
            <text:p text:style-name="P12">$9-n24</text:p>
          </table:table-cell>
        </table:table-row>
        <table:table-row>
          <table:table-cell table:style-name="t9.A3" office:value-type="string">
            <text:p text:style-name="P10">Основная относительная погрешность измерения, <text:span text:style-name="T29">Δ</text:span><text:span text:style-name="T9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31</text:p>
          </table:table-cell>
          <table:table-cell table:style-name="t9.B3" office:value-type="string">
            <text:p text:style-name="P12">$9-n32</text:p>
          </table:table-cell>
          <table:table-cell table:style-name="t9.B3" office:value-type="string">
            <text:p text:style-name="P12">$9-n33</text:p>
          </table:table-cell>
          <table:table-cell table:style-name="t9.F3" office:value-type="string">
            <text:p text:style-name="P12">$9-n34</text:p>
          </table:table-cell>
        </table:table-row>
        <table:table-row>
          <table:table-cell table:style-name="t9.A3" office:value-type="string">
            <text:p text:style-name="P10">Доверительная граница основной относительной погрешности <text:span text:style-name="T29">Δ</text:span><text:span text:style-name="T9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2">$9-n41</text:p>
          </table:table-cell>
          <table:table-cell table:style-name="t9.B3" office:value-type="string">
            <text:p text:style-name="P12">$9-n42</text:p>
          </table:table-cell>
          <table:table-cell table:style-name="t9.B3" office:value-type="string">
            <text:p text:style-name="P12">$9-n43</text:p>
          </table:table-cell>
          <table:table-cell table:style-name="t9.F3" office:value-type="string">
            <text:p text:style-name="P12">$9-n44</text:p>
          </table:table-cell>
        </table:table-row>
        <table:table-row table:style-name="t9.8">
          <table:table-cell table:style-name="t9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9">Плотность потока <text:line-break/>в поверяемой точке <text:span text:style-name="T17"></text:span><text:span text:style-name="T15">0</text:span><text:span text:style-name="T13">i</text:span> ,<text:line-break/>с<text:span text:style-name="T27">-1</text:span>см<text:span text:style-name="T27">-2</text:span></text:p>
          </table:table-cell>
          <table:table-cell table:style-name="t10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0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3">0i</text:span><text:span text:style-name="T5">=57,</text:span>0</text:p>
            <text:p text:style-name="P8">20-100</text:p>
          </table:table-cell>
          <table:table-cell table:style-name="t10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3">0i</text:span><text:span text:style-name="T5">=235</text:span></text:p>
            <text:p text:style-name="P27">210<text:span text:style-name="T27">2</text:span> - 10<text:span text:style-name="T27">3</text:span></text:p>
          </table:table-cell>
          <table:table-cell table:style-name="t10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3">0i</text:span><text:span text:style-name="T5">=1019</text:span></text:p>
            <text:p text:style-name="P27">2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10">Показания прибора в поверяемой точке <text:s/><text:span text:style-name="T17"></text:span><text:span text:style-name="T15">0</text:span><text:span text:style-name="T13">i</text:span>, с<text:span text:style-name="T27">-1</text:span>см<text:span text:style-name="T27">-2 </text:span><text:span text:style-name="T28">,</text:span>ст, 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61</text:p>
            <text:p text:style-name="P12">$10-71</text:p>
            <text:p text:style-name="P12">$10-81</text:p>
          </table:table-cell>
          <table:table-cell table:style-name="t10.B3" office:value-type="string">
            <text:p text:style-name="P12">$10-62</text:p>
            <text:p text:style-name="P12">$10-72</text:p>
            <text:p text:style-name="P12">$10-82</text:p>
          </table:table-cell>
          <table:table-cell table:style-name="t10.B3" office:value-type="string">
            <text:p text:style-name="P12">$10-63</text:p>
            <text:p text:style-name="P12">$10-73</text:p>
            <text:p text:style-name="P12">$10-83</text:p>
          </table:table-cell>
          <table:table-cell table:style-name="t10.F3" office:value-type="string">
            <text:p text:style-name="P12">$10-64</text:p>
            <text:p text:style-name="P12">$10-74</text:p>
            <text:p text:style-name="P12">$10-84</text:p>
          </table:table-cell>
        </table:table-row>
        <table:table-row>
          <table:table-cell table:style-name="t10.A3" office:value-type="string">
            <text:p text:style-name="P10">Среднее значение показаний, <text:span text:style-name="T17"></text:span><text:span text:style-name="T13">i</text:span>, с<text:span text:style-name="T27">-1</text:span>см<text:span text:style-name="T27">-2</text:span></text:p>
          </table:table-cell>
          <table:table-cell table:style-name="t10.B3" office:value-type="string">
            <text:p text:style-name="P12">$10-00</text:p>
          </table:table-cell>
          <table:table-cell table:style-name="t10.B3" office:value-type="string">
            <text:p text:style-name="P12">$10-01</text:p>
          </table:table-cell>
          <table:table-cell table:style-name="t10.B3" office:value-type="string">
            <text:p text:style-name="P12">$10-02</text:p>
          </table:table-cell>
          <table:table-cell table:style-name="t10.B3" office:value-type="string">
            <text:p text:style-name="P12">$10-03</text:p>
          </table:table-cell>
          <table:table-cell table:style-name="t10.F3" office:value-type="string">
            <text:p text:style-name="P12">$10-04</text:p>
          </table:table-cell>
        </table:table-row>
        <table:table-row>
          <table:table-cell table:style-name="t10.A3" office:value-type="string">
            <text:p text:style-name="P10">Результат измерения плотности потока в поверяемой точке</text:p>
            <text:p text:style-name="P7"><text:span text:style-name="T17"></text:span><text:span text:style-name="T14">np</text:span><text:span text:style-name="T13">i</text:span>, <text:span text:style-name="T12">с</text:span><text:span text:style-name="T27">-1</text:span><text:span text:style-name="T12"></text:span><text:span text:style-name="T28">см</text:span><text:span text:style-name="T27">-2</text:span>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21</text:p>
          </table:table-cell>
          <table:table-cell table:style-name="t10.B3" office:value-type="string">
            <text:p text:style-name="P12">$10-n22</text:p>
          </table:table-cell>
          <table:table-cell table:style-name="t10.B3" office:value-type="string">
            <text:p text:style-name="P12">$10-n23</text:p>
          </table:table-cell>
          <table:table-cell table:style-name="t10.F3" office:value-type="string">
            <text:p text:style-name="P12">$10-n24</text:p>
          </table:table-cell>
        </table:table-row>
        <table:table-row>
          <table:table-cell table:style-name="t10.A3" office:value-type="string">
            <text:p text:style-name="P10">Основная относительная погрешность измерения, <text:span text:style-name="T29">Δ</text:span><text:span text:style-name="T9">i</text:span>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31</text:p>
          </table:table-cell>
          <table:table-cell table:style-name="t10.B3" office:value-type="string">
            <text:p text:style-name="P12">$10-n32</text:p>
          </table:table-cell>
          <table:table-cell table:style-name="t10.B3" office:value-type="string">
            <text:p text:style-name="P12">$10-n33</text:p>
          </table:table-cell>
          <table:table-cell table:style-name="t10.F3" office:value-type="string">
            <text:p text:style-name="P12">$10-n34</text:p>
          </table:table-cell>
        </table:table-row>
        <table:table-row>
          <table:table-cell table:style-name="t10.A3" office:value-type="string">
            <text:p text:style-name="P10">Доверительная граница основной относительной погрешности <text:span text:style-name="T29">Δ</text:span><text:span text:style-name="T9">i</text:span>, %</text:p>
          </table:table-cell>
          <table:table-cell table:style-name="t10.B3" office:value-type="string">
            <text:p text:style-name="P9"/>
            <text:p text:style-name="P8"/>
          </table:table-cell>
          <table:table-cell table:style-name="t10.B3" office:value-type="string">
            <text:p text:style-name="P12">$10-n41</text:p>
          </table:table-cell>
          <table:table-cell table:style-name="t10.B3" office:value-type="string">
            <text:p text:style-name="P12">$10-n42</text:p>
          </table:table-cell>
          <table:table-cell table:style-name="t10.B3" office:value-type="string">
            <text:p text:style-name="P12">$10-n43</text:p>
          </table:table-cell>
          <table:table-cell table:style-name="t10.F3" office:value-type="string">
            <text:p text:style-name="P12">$10-n44</text:p>
          </table:table-cell>
        </table:table-row>
        <table:table-row table:style-name="t10.8">
          <table:table-cell table:style-name="t10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3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9:04.77</dc:date>
    <meta:editing-duration>P3DT1H42M15S</meta:editing-duration>
    <meta:editing-cycles>316</meta:editing-cycles>
    <meta:generator>OpenOffice/4.1.6$Win32 OpenOffice.org_project/416m1$Build-9790</meta:generator>
    <meta:document-statistic meta:table-count="11" meta:image-count="0" meta:object-count="0" meta:page-count="6" meta:paragraph-count="675" meta:word-count="1552" meta:character-count="9017"/>
  </office:meta>
</office:document-meta>
</file>